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ira Sans2" svg:font-family="'Fira Sans'" style:font-adornments="Bold" style:font-family-generic="swiss" style:font-pitch="variable"/>
    <style:font-face style:name="Fira Sans3" svg:font-family="'Fira Sans'" style:font-adornments="Bold Italic" style:font-family-generic="swiss" style:font-pitch="variable"/>
    <style:font-face style:name="Fira Sans1" svg:font-family="'Fira Sans'" style:font-adornments="Regular" style:font-family-generic="swiss" style:font-pitch="variable"/>
    <style:font-face style:name="Noto Sans CJK JP1" svg:font-family="'Noto Sans CJK JP'" style:font-family-generic="swiss" style:font-pitch="variable"/>
    <style:font-face style:name="Noto Sans CJK JP" svg:font-family="'Noto Sans CJK JP'" style:font-adornments="Regular" style:font-family-generic="swiss" style:font-pitch="variable"/>
    <style:font-face style:name="Hiragino Mincho ProN" svg:font-family="'Hiragino Mincho ProN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subtitle">
      <style:graphic-properties draw:fill-color="#ffffff" draw:textarea-horizontal-align="left" draw:textarea-vertical-align="top" draw:auto-grow-height="true" fo:min-height="7.07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1.358cm"/>
    </style:style>
    <style:style style:name="pr5" style:family="presentation" style:parent-style-name="Default-outline1">
      <style:graphic-properties fo:min-height="10.097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44pt" style:font-size-asian="44pt"/>
    </style:style>
    <style:style style:name="P2" style:family="paragraph">
      <loext:graphic-properties draw:fill-color="#ffffff"/>
      <style:paragraph-properties fo:text-align="start"/>
      <style:text-properties fo:font-size="24pt"/>
    </style:style>
    <style:style style:name="P3" style:family="paragraph">
      <loext:graphic-properties draw:fill-color="#ffffff"/>
    </style:style>
    <style:style style:name="P4" style:family="paragraph">
      <style:paragraph-properties>
        <style:tab-stops>
          <style:tab-stop style:position="7.42cm"/>
        </style:tab-stops>
      </style:paragraph-properties>
    </style:style>
    <style:style style:name="T1" style:family="text">
      <style:text-properties fo:font-size="44pt" style:font-size-asian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3cm" svg:x="1.4cm" svg:y="2.827cm" presentation:class="title" presentation:user-transformed="true">
          <draw:text-box>
            <text:p><text:span text:style-name="T1">Title</text:span></text:p>
          </draw:text-box>
        </draw:frame>
        <draw:frame presentation:style-name="pr2" draw:text-style-name="P2" draw:layer="layout" svg:width="25.199cm" svg:height="7.078cm" svg:x="1.4cm" svg:y="5.741cm" presentation:class="subtitle" presentation:user-transformed="true">
          <draw:text-box>
            <text:p/>
            <text:p>Name</text:p>
            <text:p>2017-07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4" draw:layer="layout" svg:width="25.199cm" svg:height="1.669cm" svg:x="1.4cm" svg:y="0.627cm" presentation:class="title" presentation:placeholder="true" presentation:user-transformed="true">
          <draw:text-box/>
        </draw:frame>
        <draw:frame presentation:style-name="pr5" draw:layer="layout" svg:width="25.199cm" svg:height="10.347cm" svg:x="1.4cm" svg:y="2.94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" svg:font-family="'Fira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ira Sans2" svg:font-family="'Fira Sans'" style:font-adornments="Bold" style:font-family-generic="swiss" style:font-pitch="variable"/>
    <style:font-face style:name="Fira Sans3" svg:font-family="'Fira Sans'" style:font-adornments="Bold Italic" style:font-family-generic="swiss" style:font-pitch="variable"/>
    <style:font-face style:name="Fira Sans1" svg:font-family="'Fira Sans'" style:font-adornments="Regular" style:font-family-generic="swiss" style:font-pitch="variable"/>
    <style:font-face style:name="Noto Sans CJK JP1" svg:font-family="'Noto Sans CJK JP'" style:font-family-generic="swiss" style:font-pitch="variable"/>
    <style:font-face style:name="Noto Sans CJK JP" svg:font-family="'Noto Sans CJK JP'" style:font-adornments="Regular" style:font-family-generic="swiss" style:font-pitch="variable"/>
    <style:font-face style:name="Hiragino Mincho ProN" svg:font-family="'Hiragino Mincho ProN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MS Mincho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Fira Sans1" fo:font-family="'Fira Sans'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JP" style:font-family-asian="'Noto Sans CJK JP'" style:font-style-name-asian="Regular" style:font-family-generic-asian="swiss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ed_20__28_var_29__20_4" svg:stroke-width="0.15cm" svg:stroke-color="#000000" draw:marker-start="Arrow" draw:marker-start-width="0.7cm" draw:marker-start-center="true" draw:marker-end-width="0.3cm" draw:fill-gradient-name="Gradient_20_7" draw:fill-hatch-name="Hatching_20_1" draw:fill-image-name="Bitmap_20_1"/>
      <style:text-properties style:font-name="Fira Sans1" fo:font-family="'Fira Sans'" style:font-style-name="Regular" style:font-family-generic="swiss" style:font-pitch="variable" style:font-name-asian="Noto Sans CJK JP" style:font-family-asian="'Noto Sans CJK JP'" style:font-style-name-asian="Regular" style:font-family-generic-asian="swiss" style:font-pitch-asian="variable"/>
    </style:style>
    <style:style style:name="objectwithshadow" style:family="graphic" style:parent-style-name="standard">
      <style:graphic-properties draw:stroke-dash="Dashed_20__28_var_29__20_4" draw:fill-gradient-name="Gradient_20_7" draw:fill-hatch-name="Hatching_20_1" draw:fill-image-name="Bitmap_20_1" draw:shadow="visible" draw:shadow-offset-x="0.2cm" draw:shadow-offset-y="0.2cm" draw:shadow-color="#808080"/>
      <style:text-properties style:font-name="Fira Sans1" fo:font-family="'Fira Sans'" style:font-style-name="Regular" style:font-family-generic="swiss" style:font-pitch="variable" style:font-name-asian="Noto Sans CJK JP" style:font-family-asian="'Noto Sans CJK JP'" style:font-style-name-asian="Regular" style:font-family-generic-asian="swiss" style:font-pitch-asian="variable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7" draw:fill-hatch-name="Hatching_20_1" draw:fill-image-name="Bitmap_20_1"/>
      <style:text-properties style:font-name="Fira Sans1" fo:font-family="'Fira Sans'" style:font-style-name="Regular" style:font-family-generic="swiss" style:font-pitch="variable" style:font-name-asian="Noto Sans CJK JP" style:font-family-asian="'Noto Sans CJK JP'" style:font-style-name-asian="Regular" style:font-family-generic-asian="swiss" style:font-pitch-asian="variabl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text-properties style:font-name="Fira Sans1" fo:font-family="'Fira Sans'" style:font-style-name="Regular" style:font-family-generic="swiss" style:font-pitch="variable" style:font-name-asian="Noto Sans CJK JP" style:font-family-asian="'Noto Sans CJK JP'" style:font-style-name-asian="Regular" style:font-family-generic-asian="swiss" style:font-pitch-asian="variable"/>
    </style:style>
    <style:style style:name="text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text-properties style:font-name="Fira Sans1" fo:font-family="'Fira Sans'" style:font-style-name="Regular" style:font-family-generic="swiss" style:font-pitch="variable" style:font-name-asian="Noto Sans CJK JP" style:font-family-asian="'Noto Sans CJK JP'" style:font-style-name-asian="Regular" style:font-family-generic-asian="swiss" style:font-pitch-asian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text-properties style:font-name="Fira Sans" fo:font-family="'Fira Sans'" style:font-style-name="Regular" style:font-family-generic="swiss" fo:font-size="18pt" style:font-name-asian="Noto Sans CJK JP" style:font-family-asian="'Noto Sans CJK JP'" style:font-style-name-asian="Regular" style:font-family-generic-asian="swiss" style:font-pitch-asian="variable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paragraph-properties fo:text-align="justify"/>
      <style:text-properties style:font-name="Fira Sans1" fo:font-family="'Fira Sans'" style:font-style-name="Regular" style:font-family-generic="swiss" style:font-pitch="variable" style:font-name-asian="Noto Sans CJK JP" style:font-family-asian="'Noto Sans CJK JP'" style:font-style-name-asian="Regular" style:font-family-generic-asian="swiss" style:font-pitch-asian="variable"/>
    </style:style>
    <style:style style:name="textbodyindent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paragraph-properties fo:margin-left="0cm" fo:margin-right="0cm" fo:text-indent="0.6cm"/>
      <style:text-properties style:font-name="Fira Sans1" fo:font-family="'Fira Sans'" style:font-style-name="Regular" style:font-family-generic="swiss" style:font-pitch="variable" style:font-name-asian="Noto Sans CJK JP" style:font-family-asian="'Noto Sans CJK JP'" style:font-style-name-asian="Regular" style:font-family-generic-asian="swiss" style:font-pitch-asian="variable"/>
    </style:style>
    <style:style style:name="titl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text-properties style:font-name="Fira Sans1" fo:font-family="'Fira Sans'" style:font-style-name="Regular" style:font-family-generic="swiss" style:font-pitch="variable" fo:font-size="44pt" style:font-name-asian="Noto Sans CJK JP" style:font-family-asian="'Noto Sans CJK JP'" style:font-style-name-asian="Regular" style:font-family-generic-asian="swiss" style:font-pitch-asian="variable" style:font-size-asian="44pt"/>
    </style:style>
    <style:style style:name="title1" style:family="graphic" style:parent-style-name="standard">
      <style:graphic-properties draw:stroke="none" draw:stroke-dash="Dashed_20__28_var_29__20_4" draw:fill="solid" draw:fill-color="#008080" draw:fill-gradient-name="Gradient_20_7" draw:fill-hatch-name="Hatching_20_1" draw:fill-image-name="Bitmap_20_1" draw:shadow="visible" draw:shadow-offset-x="0.2cm" draw:shadow-offset-y="0.2cm" draw:shadow-color="#808080"/>
      <style:paragraph-properties fo:text-align="center"/>
      <style:text-properties style:font-name="Fira Sans1" fo:font-family="'Fira Sans'" style:font-style-name="Regular" style:font-family-generic="swiss" style:font-pitch="variable" fo:font-size="24pt" style:font-name-asian="Noto Sans CJK JP" style:font-family-asian="'Noto Sans CJK JP'" style:font-style-name-asian="Regular" style:font-family-generic-asian="swiss" style:font-pitch-asian="variable" style:font-size-asian="24pt"/>
    </style:style>
    <style:style style:name="title2" style:family="graphic" style:parent-style-name="standard">
      <style:graphic-properties draw:stroke-dash="Dashed_20__28_var_29__20_4" svg:stroke-width="0.05cm" draw:fill-color="#ffcc99" draw:fill-gradient-name="Gradient_20_7" draw:fill-hatch-name="Hatching_20_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style:font-name="Fira Sans1" fo:font-family="'Fira Sans'" style:font-style-name="Regular" style:font-family-generic="swiss" style:font-pitch="variable" fo:font-size="36pt" style:font-name-asian="Noto Sans CJK JP" style:font-family-asian="'Noto Sans CJK JP'" style:font-style-name-asian="Regular" style:font-family-generic-asian="swiss" style:font-pitch-asian="variable" style:font-size-asian="36pt"/>
    </style:style>
    <style:style style:name="head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paragraph-properties fo:margin-top="0.42cm" fo:margin-bottom="0.21cm"/>
      <style:text-properties style:font-name="Fira Sans1" fo:font-family="'Fira Sans'" style:font-style-name="Regular" style:font-family-generic="swiss" style:font-pitch="variable" fo:font-size="24pt" style:font-name-asian="Noto Sans CJK JP" style:font-family-asian="'Noto Sans CJK JP'" style:font-style-name-asian="Regular" style:font-family-generic-asian="swiss" style:font-pitch-asian="variable" style:font-size-asian="24pt"/>
    </style:style>
    <style:style style:name="headline1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paragraph-properties fo:margin-top="0.42cm" fo:margin-bottom="0.21cm"/>
      <style:text-properties style:font-name="Fira Sans2" fo:font-family="'Fira Sans'" style:font-style-name="Bold" style:font-family-generic="swiss" style:font-pitch="variable" fo:font-size="18pt" fo:font-weight="bold" style:font-name-asian="Noto Sans CJK JP" style:font-family-asian="'Noto Sans CJK JP'" style:font-style-name-asian="Regular" style:font-family-generic-asian="swiss" style:font-pitch-asian="variable"/>
    </style:style>
    <style:style style:name="headline2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paragraph-properties fo:margin-top="0.42cm" fo:margin-bottom="0.21cm"/>
      <style:text-properties style:font-name="Fira Sans3" fo:font-family="'Fira Sans'" style:font-style-name="Bold Italic" style:font-family-generic="swiss" style:font-pitch="variable" fo:font-size="18pt" fo:font-style="italic" fo:font-weight="bold" style:font-name-asian="Noto Sans CJK JP" style:font-family-asian="'Noto Sans CJK JP'" style:font-style-name-asian="Regular" style:font-family-generic-asian="swiss" style:font-pitch-asian="variable"/>
    </style:style>
    <style:style style:name="measure" style:family="graphic" style:parent-style-name="standard">
      <style:graphic-properties draw:stroke="solid" draw:stroke-dash="Dashed_20__28_var_29__20_4" svg:stroke-color="#000000" draw:marker-start="Arrow" draw:marker-start-width="0.2cm" draw:marker-end="Arrow" draw:marker-end-width="0.2cm" draw:fill="none" draw:fill-gradient-name="Gradient_20_7" draw:fill-hatch-name="Hatching_20_1" draw:fill-image-name="Bitmap_20_1" draw:show-unit="true"/>
      <style:text-properties style:font-name="Fira Sans1" fo:font-family="'Fira Sans'" style:font-style-name="Regular" style:font-family-generic="swiss" style:font-pitch="variable" fo:font-size="18pt" style:font-name-asian="Noto Sans CJK JP" style:font-family-asian="'Noto Sans CJK JP'" style:font-style-name-asian="Regular" style:font-family-generic-asian="swiss" style:font-pitch-asian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Noto Sans CJK JP" fo:font-family="'Noto Sans CJK JP'" style:font-style-name="Regular" style:font-family-generic="swiss" style:font-pitch="variable" fo:font-size="24pt" fo:font-weight="normal" style:letter-kerning="true" style:font-name-asian="Noto Sans CJK JP" style:font-family-asian="'Noto Sans CJK JP'" style:font-style-name-asian="Regular" style:font-family-generic-asian="swiss" style:font-pitch-asian="variable" style:font-size-asian="24pt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JP" fo:font-family="'Noto Sans CJK JP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style-name-asian="Regular" style:font-family-generic-asian="swiss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oto Sans CJK JP" fo:font-family="'Noto Sans CJK JP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style-name-asian="Regular" style:font-family-generic-asian="swiss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cm" fo:margin-bottom="0cm" fo:text-indent="0cm"/>
      <style:text-properties style:font-name="Noto Sans CJK JP" fo:font-family="'Noto Sans CJK JP'" style:font-style-name="Regular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style:font-name="Noto Sans CJK JP" fo:font-family="'Noto Sans CJK JP'" style:font-style-name="Regular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style:font-name="Noto Sans CJK JP" fo:font-family="'Noto Sans CJK JP'" style:font-style-name="Regular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style:font-name="Noto Sans CJK JP" fo:font-family="'Noto Sans CJK JP'" style:font-style-name="Regular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style:font-name="Noto Sans CJK JP" fo:font-family="'Noto Sans CJK JP'" style:font-style-name="Regular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style:font-name="Noto Sans CJK JP" fo:font-family="'Noto Sans CJK JP'" style:font-style-name="Regular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horizontal-align="left" draw:textarea-vertical-align="top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Noto Sans CJK JP" fo:font-family="'Noto Sans CJK JP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style-name-asian="Regular" style:font-family-generic-asian="swiss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horizontal-align="left" draw:textarea-vertical-align="top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Noto Sans CJK JP" fo:font-family="'Noto Sans CJK JP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style-name-asian="Regular" style:font-family-generic-asian="swiss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CJK JP1" fo:font-size="14pt" style:font-size-asian="14pt" style:font-size-complex="14pt"/>
    </style:style>
    <style:style style:name="MT3" style:family="text">
      <style:text-properties style:font-name="Noto Sans CJK JP1" fo:font-size="24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1.358cm" svg:x="1.4cm" svg:y="0.627cm" presentation:class="title" presentation:placeholder="true">
        <draw:text-box/>
      </draw:frame>
      <draw:frame presentation:style-name="Default-outline1" draw:layer="backgroundobjects" svg:width="25.199cm" svg:height="10.347cm" svg:x="1.4cm" svg:y="2.941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9T23:54:11.846186197</meta:creation-date>
    <meta:editing-duration>P0D</meta:editing-duration>
    <meta:editing-cycles>1</meta:editing-cycles>
    <meta:generator>LibreOffice/6.0.2.1$MacOSX_X86_64 LibreOffice_project/f7f06a8f319e4b62f9bc5095aa112a65d2f3ac89</meta:generator>
    <meta:document-statistic meta:object-count="29"/>
  </office:meta>
</office:document-meta>
</file>